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sk A</text:p>
      <text:p text:style-name="Standard">Ownership: PSQL is an open source and community driver, SQL server is a proprietory database of microsoft corp.</text:p>
      <text:p text:style-name="Standard">Operating system: PSQL is designed to run on multiple OS, whereas SQL server is designed to run on windows but can also be run of linux</text:p>
      <text:p text:style-name="Standard">Cost: PSQL is free to use, SQL requires a license and is expensive to use</text:p>
      <text:p text:style-name="Standard">Scalability: SQL has pre-built packages that helps in scalability whereas PSQL requires more manual effor to scale the database</text:p>
      <text:p text:style-name="Standard">Features: PSQL offers a more extensive range of feaures, and support for JSON, and table inheritance etc. SQL server offers feautres that are specific to microsoft products such as integration with microsoft office</text:p>
      <text:p text:style-name="Standard">performance: SQL server better performance for certain applications due to it more traditional structure, while PostgreSQL is known for its performance and can handle large amounts of data</text:p>
      <text:p text:style-name="Standard">Custom data type: PSQL supports custom data type, making it more flexible than sql server</text:p>
      <text:p text:style-name="Standard">Builtin function: PSQL has a larger array of built in functions compared to sql server</text:p>
      <text:p text:style-name="Standard">Stored procedures: PSQL supports stored procedures written in multiple languages whereas SQL support stored procedures written only in T-SQ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8:13:35.800689851</meta:creation-date>
    <dc:date>2025-05-21T18:14:03.947645472</dc:date>
    <meta:editing-duration>PT28S</meta:editing-duration>
    <meta:editing-cycles>1</meta:editing-cycles>
    <meta:document-statistic meta:table-count="0" meta:image-count="0" meta:object-count="0" meta:page-count="1" meta:paragraph-count="10" meta:word-count="190" meta:character-count="1169" meta:non-whitespace-character-count="989"/>
    <meta:generator>LibreOffice/7.3.7.2$Linux_X86_64 LibreOffice_project/30$Build-2</meta:generator>
  </office:meta>
</office:document-meta>
</file>